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a5c7b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abb06" style:font-size-asian="18pt" style:font-weight-asian="bold" style:font-name-complex="Garamond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Futura Lt BT" fo:font-size="12pt" style:font-size-asian="12pt" style:font-name-complex="Futura Lt BT" style:font-size-complex="12pt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5fbb" style:font-weight-asian="normal" style:font-weight-complex="normal"/>
    </style:style>
    <style:style style:name="T11" style:family="text">
      <style:text-properties officeooo:rsid="002a5c7b"/>
    </style:style>
    <style:style style:name="T12" style:family="text">
      <style:text-properties fo:font-size="16pt" fo:font-weight="normal" officeooo:rsid="002abb06" style:font-size-asian="16pt" style:font-weight-asian="normal" style:font-size-complex="16pt" style:font-weight-complex="normal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Gilberto Farias de Sousa Filho</text:p>
      <text:p text:style-name="P36">Eduardo de Santana Medeiros Alexandre</text:p>
      <text:p text:style-name="P36"><text:span text:style-name="T12">(Autores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10">Editora da UFPB</text:p>
      <text:p text:style-name="P10">João Pessoa </text:p>
      <text:p text:style-name="P10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31T16:28:52.682227266</dc:date>
    <meta:print-date>2013-04-16T12:43:00</meta:print-date>
    <meta:editing-cycles>41</meta:editing-cycles>
    <meta:editing-duration>PT2H24M8S</meta:editing-duration>
    <meta:generator>LibreOffice/4.3.0.4$Linux_x86 LibreOffice_project/430m0$Build-4</meta:generator>
    <meta:document-statistic meta:table-count="0" meta:image-count="0" meta:object-count="0" meta:page-count="2" meta:paragraph-count="7" meta:word-count="20" meta:character-count="130" meta:non-whitespace-character-count="11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